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48ff9" officeooo:paragraph-rsid="00048ff9"/>
    </style:style>
    <style:style style:name="P2" style:family="paragraph" style:parent-style-name="Title">
      <style:text-properties officeooo:rsid="00048ff9" officeooo:paragraph-rsid="00048ff9"/>
    </style:style>
    <style:style style:name="P3" style:family="paragraph" style:parent-style-name="Text_20_body">
      <style:text-properties officeooo:paragraph-rsid="000d8903"/>
    </style:style>
    <style:style style:name="P4" style:family="paragraph" style:parent-style-name="Text_20_body">
      <style:text-properties officeooo:rsid="0043ce97" officeooo:paragraph-rsid="0043ce97"/>
    </style:style>
    <style:style style:name="P5" style:family="paragraph" style:parent-style-name="Text_20_body">
      <style:text-properties officeooo:rsid="00585419" officeooo:paragraph-rsid="00585419"/>
    </style:style>
    <style:style style:name="P6" style:family="paragraph" style:parent-style-name="Text_20_body">
      <style:text-properties officeooo:rsid="002b366d" officeooo:paragraph-rsid="002b366d"/>
    </style:style>
    <style:style style:name="P7" style:family="paragraph" style:parent-style-name="Text_20_body">
      <style:text-properties officeooo:rsid="002f57cc" officeooo:paragraph-rsid="002f57cc"/>
    </style:style>
    <style:style style:name="P8" style:family="paragraph" style:parent-style-name="Text_20_body">
      <style:text-properties officeooo:rsid="0030dfa6" officeooo:paragraph-rsid="0030dfa6"/>
    </style:style>
    <style:style style:name="P9" style:family="paragraph" style:parent-style-name="Text_20_body">
      <style:text-properties officeooo:rsid="00397f71" officeooo:paragraph-rsid="00397f71"/>
    </style:style>
    <style:style style:name="P10" style:family="paragraph" style:parent-style-name="Text_20_body">
      <style:text-properties officeooo:rsid="003fa54b" officeooo:paragraph-rsid="003fa54b"/>
    </style:style>
    <style:style style:name="P11" style:family="paragraph" style:parent-style-name="Text_20_body">
      <style:text-properties officeooo:rsid="00405e24" officeooo:paragraph-rsid="00405e24"/>
    </style:style>
    <style:style style:name="P12" style:family="paragraph" style:parent-style-name="Text_20_body">
      <style:text-properties officeooo:rsid="00449585" officeooo:paragraph-rsid="00449585"/>
    </style:style>
    <style:style style:name="P13" style:family="paragraph" style:parent-style-name="Text_20_body">
      <style:text-properties officeooo:rsid="004bf5fe" officeooo:paragraph-rsid="004bf5fe"/>
    </style:style>
    <style:style style:name="P14" style:family="paragraph" style:parent-style-name="Text_20_body">
      <style:text-properties officeooo:rsid="00626b67" officeooo:paragraph-rsid="00626b67"/>
    </style:style>
    <style:style style:name="P15" style:family="paragraph" style:parent-style-name="Text_20_body">
      <style:text-properties officeooo:rsid="002b66dd" officeooo:paragraph-rsid="002b66dd"/>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Heading_20_1">
      <style:paragraph-properties fo:break-before="page"/>
      <style:text-properties officeooo:rsid="00048ff9" officeooo:paragraph-rsid="00048ff9"/>
    </style:style>
    <style:style style:name="P20" style:family="paragraph" style:parent-style-name="Heading_20_1">
      <style:text-properties officeooo:rsid="000d8903" officeooo:paragraph-rsid="000d8903"/>
    </style:style>
    <style:style style:name="P21" style:family="paragraph" style:parent-style-name="Heading_20_1">
      <style:text-properties officeooo:rsid="0018fd60" officeooo:paragraph-rsid="0018fd60"/>
    </style:style>
    <style:style style:name="P22" style:family="paragraph" style:parent-style-name="Heading_20_1">
      <style:text-properties officeooo:rsid="0040c3e7" officeooo:paragraph-rsid="0040c3e7"/>
    </style:style>
    <style:style style:name="P23" style:family="paragraph" style:parent-style-name="Heading_20_1">
      <style:text-properties officeooo:rsid="00574c39" officeooo:paragraph-rsid="00574c39"/>
    </style:style>
    <style:style style:name="P24" style:family="paragraph" style:parent-style-name="Heading_20_1">
      <style:text-properties officeooo:rsid="007c758a" officeooo:paragraph-rsid="007c758a"/>
    </style:style>
    <style:style style:name="P25" style:family="paragraph" style:parent-style-name="Heading_20_2">
      <style:text-properties officeooo:rsid="0043ce97" officeooo:paragraph-rsid="0043ce97"/>
    </style:style>
    <style:style style:name="P26" style:family="paragraph" style:parent-style-name="Heading_20_2">
      <style:text-properties officeooo:rsid="00048ff9" officeooo:paragraph-rsid="00048ff9"/>
    </style:style>
    <style:style style:name="P27" style:family="paragraph" style:parent-style-name="Heading_20_2">
      <style:text-properties officeooo:rsid="001497e5" officeooo:paragraph-rsid="001497e5"/>
    </style:style>
    <style:style style:name="P28" style:family="paragraph" style:parent-style-name="Heading_20_2">
      <style:text-properties officeooo:rsid="000d8903" officeooo:paragraph-rsid="000d8903"/>
    </style:style>
    <style:style style:name="P29" style:family="paragraph" style:parent-style-name="Heading_20_2">
      <style:text-properties officeooo:paragraph-rsid="000d8903"/>
    </style:style>
    <style:style style:name="P30" style:family="paragraph" style:parent-style-name="Heading_20_2">
      <style:text-properties officeooo:rsid="00298472" officeooo:paragraph-rsid="00298472"/>
    </style:style>
    <style:style style:name="P31" style:family="paragraph" style:parent-style-name="Heading_20_2">
      <style:text-properties officeooo:rsid="0018fd60" officeooo:paragraph-rsid="0018fd60"/>
    </style:style>
    <style:style style:name="P32" style:family="paragraph" style:parent-style-name="Heading_20_2">
      <style:text-properties officeooo:rsid="0040c3e7" officeooo:paragraph-rsid="0040c3e7"/>
    </style:style>
    <style:style style:name="P33" style:family="paragraph" style:parent-style-name="Heading_20_2">
      <style:text-properties officeooo:rsid="00574c39" officeooo:paragraph-rsid="00574c39"/>
    </style:style>
    <style:style style:name="P34" style:family="paragraph" style:parent-style-name="Heading_20_2">
      <style:text-properties officeooo:rsid="00585419" officeooo:paragraph-rsid="00585419"/>
    </style:style>
    <style:style style:name="P35" style:family="paragraph" style:parent-style-name="Heading_20_2">
      <style:text-properties officeooo:rsid="005aa417" officeooo:paragraph-rsid="005aa417"/>
    </style:style>
    <style:style style:name="P36" style:family="paragraph" style:parent-style-name="Heading_20_2">
      <style:text-properties officeooo:rsid="0060cf6c" officeooo:paragraph-rsid="0060cf6c"/>
    </style:style>
    <style:style style:name="P37" style:family="paragraph" style:parent-style-name="Heading_20_2">
      <style:text-properties officeooo:rsid="007e04fd" officeooo:paragraph-rsid="007e04fd"/>
    </style:style>
    <style:style style:name="P38" style:family="paragraph" style:parent-style-name="Heading_20_2">
      <style:text-properties officeooo:rsid="007fa4b2" officeooo:paragraph-rsid="007fa4b2"/>
    </style:style>
    <style:style style:name="P39" style:family="paragraph" style:parent-style-name="Heading_20_2">
      <style:text-properties officeooo:rsid="0084fe90" officeooo:paragraph-rsid="0084fe90"/>
    </style:style>
    <style:style style:name="P40" style:family="paragraph" style:parent-style-name="Text_20_body" style:list-style-name="L1">
      <style:text-properties officeooo:rsid="0043ce97" officeooo:paragraph-rsid="0043ce97"/>
    </style:style>
    <style:style style:name="P41" style:family="paragraph" style:parent-style-name="Text_20_body" style:list-style-name="L1">
      <style:text-properties officeooo:rsid="0043fb52" officeooo:paragraph-rsid="0043fb52"/>
    </style:style>
    <style:style style:name="P42" style:family="paragraph" style:parent-style-name="Text_20_body" style:list-style-name="L1">
      <style:text-properties officeooo:rsid="006aaa27" officeooo:paragraph-rsid="006c568c"/>
    </style:style>
    <style:style style:name="P43" style:family="paragraph" style:parent-style-name="Text_20_body" style:list-style-name="L6">
      <style:text-properties officeooo:rsid="006aaa27" officeooo:paragraph-rsid="006aaa27"/>
    </style:style>
    <style:style style:name="P44" style:family="paragraph" style:parent-style-name="Text_20_body" style:list-style-name="L15">
      <style:text-properties officeooo:rsid="006aaa27" officeooo:paragraph-rsid="006caa5d"/>
    </style:style>
    <style:style style:name="P45" style:family="paragraph" style:parent-style-name="Text_20_body" style:list-style-name="L18">
      <style:text-properties officeooo:rsid="006aaa27" officeooo:paragraph-rsid="006caa5d"/>
    </style:style>
    <style:style style:name="P46" style:family="paragraph" style:parent-style-name="Text_20_body" style:list-style-name="L21">
      <style:text-properties officeooo:rsid="006aaa27" officeooo:paragraph-rsid="006caa5d"/>
    </style:style>
    <style:style style:name="P47" style:family="paragraph" style:parent-style-name="Text_20_body" style:list-style-name="L24">
      <style:text-properties officeooo:rsid="006aaa27" officeooo:paragraph-rsid="006caa5d"/>
    </style:style>
    <style:style style:name="P48" style:family="paragraph" style:parent-style-name="Text_20_body" style:list-style-name="L2">
      <style:text-properties officeooo:rsid="00519215" officeooo:paragraph-rsid="00519215"/>
    </style:style>
    <style:style style:name="P49" style:family="paragraph" style:parent-style-name="Text_20_body" style:list-style-name="L3">
      <style:text-properties officeooo:rsid="00074e1e" officeooo:paragraph-rsid="0047e1e1"/>
    </style:style>
    <style:style style:name="P50" style:family="paragraph" style:parent-style-name="Text_20_body" style:list-style-name="L3">
      <style:text-properties officeooo:rsid="000785ac" officeooo:paragraph-rsid="004bf5fe"/>
    </style:style>
    <style:style style:name="P51" style:family="paragraph" style:parent-style-name="Text_20_body" style:list-style-name="L3">
      <style:text-properties officeooo:rsid="00055c34" officeooo:paragraph-rsid="00055c34"/>
    </style:style>
    <style:style style:name="P52" style:family="paragraph" style:parent-style-name="Text_20_body" style:list-style-name="L4">
      <style:text-properties officeooo:rsid="000a531e" officeooo:paragraph-rsid="000a531e"/>
    </style:style>
    <style:style style:name="P53" style:family="paragraph" style:parent-style-name="Text_20_body" style:list-style-name="L4">
      <style:text-properties officeooo:rsid="000bdb6b" officeooo:paragraph-rsid="000bdb6b"/>
    </style:style>
    <style:style style:name="P54" style:family="paragraph" style:parent-style-name="Text_20_body" style:list-style-name="L5">
      <style:text-properties officeooo:rsid="004da47f" officeooo:paragraph-rsid="004da47f"/>
    </style:style>
    <style:style style:name="P55" style:family="paragraph" style:parent-style-name="Text_20_body" style:list-style-name="L5">
      <style:text-properties officeooo:rsid="004f3709" officeooo:paragraph-rsid="004f3709"/>
    </style:style>
    <style:style style:name="P56" style:family="paragraph" style:parent-style-name="Text_20_body" style:list-style-name="L5">
      <style:text-properties officeooo:rsid="005107e7" officeooo:paragraph-rsid="005107e7"/>
    </style:style>
    <style:style style:name="P57" style:family="paragraph" style:parent-style-name="Text_20_body" style:list-style-name="L6">
      <style:text-properties officeooo:paragraph-rsid="000d8903"/>
    </style:style>
    <style:style style:name="P58" style:family="paragraph" style:parent-style-name="Text_20_body" style:list-style-name="L6">
      <style:text-properties officeooo:rsid="001a875a" officeooo:paragraph-rsid="001a875a"/>
    </style:style>
    <style:style style:name="P59" style:family="paragraph" style:parent-style-name="Text_20_body" style:list-style-name="L8">
      <style:text-properties officeooo:rsid="001a875a" officeooo:paragraph-rsid="001a875a"/>
    </style:style>
    <style:style style:name="P60" style:family="paragraph" style:parent-style-name="Text_20_body" style:list-style-name="L7">
      <style:text-properties officeooo:rsid="00397f71" officeooo:paragraph-rsid="00397f71"/>
    </style:style>
    <style:style style:name="P61" style:family="paragraph" style:parent-style-name="Text_20_body" style:list-style-name="L8">
      <style:text-properties officeooo:rsid="001497e5" officeooo:paragraph-rsid="001497e5"/>
    </style:style>
    <style:style style:name="P62" style:family="paragraph" style:parent-style-name="Text_20_body" style:list-style-name="L8">
      <style:text-properties officeooo:rsid="003f47e6" officeooo:paragraph-rsid="003f47e6"/>
    </style:style>
    <style:style style:name="P63" style:family="paragraph" style:parent-style-name="Text_20_body" style:list-style-name="L8">
      <style:text-properties officeooo:rsid="0036ef74" officeooo:paragraph-rsid="0036ef74"/>
    </style:style>
    <style:style style:name="P64" style:family="paragraph" style:parent-style-name="Text_20_body" style:list-style-name="L8">
      <style:text-properties officeooo:rsid="00566f0f" officeooo:paragraph-rsid="00566f0f"/>
    </style:style>
    <style:style style:name="P65" style:family="paragraph" style:parent-style-name="Text_20_body" style:list-style-name="L9">
      <style:text-properties officeooo:rsid="0020e961" officeooo:paragraph-rsid="0020e961"/>
    </style:style>
    <style:style style:name="P66" style:family="paragraph" style:parent-style-name="Text_20_body" style:list-style-name="L9">
      <style:text-properties officeooo:rsid="00216ddf" officeooo:paragraph-rsid="00216ddf"/>
    </style:style>
    <style:style style:name="P67" style:family="paragraph" style:parent-style-name="Text_20_body" style:list-style-name="L10">
      <style:text-properties officeooo:rsid="00250292" officeooo:paragraph-rsid="00250292"/>
    </style:style>
    <style:style style:name="P68" style:family="paragraph" style:parent-style-name="Text_20_body" style:list-style-name="L10">
      <style:text-properties officeooo:rsid="00265e9f" officeooo:paragraph-rsid="00265e9f"/>
    </style:style>
    <style:style style:name="P69" style:family="paragraph" style:parent-style-name="Text_20_body" style:list-style-name="L11">
      <style:text-properties officeooo:rsid="0028504c" officeooo:paragraph-rsid="0028504c"/>
    </style:style>
    <style:style style:name="P70" style:family="paragraph" style:parent-style-name="Text_20_body" style:list-style-name="L12">
      <style:text-properties officeooo:rsid="000f5db1" officeooo:paragraph-rsid="000f5db1"/>
    </style:style>
    <style:style style:name="P71" style:family="paragraph" style:parent-style-name="Text_20_body" style:list-style-name="L12">
      <style:text-properties officeooo:rsid="00232027" officeooo:paragraph-rsid="00232027"/>
    </style:style>
    <style:style style:name="P72" style:family="paragraph" style:parent-style-name="Text_20_body" style:list-style-name="L13">
      <style:text-properties officeooo:rsid="002a4a54" officeooo:paragraph-rsid="002a4a54"/>
    </style:style>
    <style:style style:name="P73" style:family="paragraph" style:parent-style-name="Text_20_body" style:list-style-name="L13">
      <style:text-properties officeooo:rsid="0035e131" officeooo:paragraph-rsid="0035e131"/>
    </style:style>
    <style:style style:name="P74" style:family="paragraph" style:parent-style-name="Text_20_body" style:list-style-name="L14">
      <style:text-properties officeooo:rsid="002b66dd" officeooo:paragraph-rsid="002b66dd"/>
    </style:style>
    <style:style style:name="P75" style:family="paragraph" style:parent-style-name="Text_20_body" style:list-style-name="L17">
      <style:text-properties officeooo:rsid="002b66dd" officeooo:paragraph-rsid="002b66dd"/>
    </style:style>
    <style:style style:name="P76" style:family="paragraph" style:parent-style-name="Text_20_body" style:list-style-name="L15">
      <style:text-properties officeooo:rsid="002b366d" officeooo:paragraph-rsid="002b366d"/>
    </style:style>
    <style:style style:name="P77" style:family="paragraph" style:parent-style-name="Text_20_body" style:list-style-name="L16">
      <style:text-properties officeooo:rsid="0071c787" officeooo:paragraph-rsid="0071c787"/>
    </style:style>
    <style:style style:name="P78" style:family="paragraph" style:parent-style-name="Text_20_body" style:list-style-name="L17">
      <style:text-properties officeooo:rsid="002c7eac" officeooo:paragraph-rsid="002c7eac"/>
    </style:style>
    <style:style style:name="P79" style:family="paragraph" style:parent-style-name="Text_20_body" style:list-style-name="L17">
      <style:text-properties officeooo:rsid="002e49ca" officeooo:paragraph-rsid="002e49ca"/>
    </style:style>
    <style:style style:name="P80" style:family="paragraph" style:parent-style-name="Text_20_body" style:list-style-name="L17">
      <style:text-properties officeooo:rsid="003c9762" officeooo:paragraph-rsid="003c9762"/>
    </style:style>
    <style:style style:name="P81" style:family="paragraph" style:parent-style-name="Text_20_body" style:list-style-name="L18">
      <style:text-properties officeooo:rsid="002f57cc" officeooo:paragraph-rsid="002f57cc"/>
    </style:style>
    <style:style style:name="P82" style:family="paragraph" style:parent-style-name="Text_20_body" style:list-style-name="L19">
      <style:text-properties officeooo:rsid="003b30f6" officeooo:paragraph-rsid="003b30f6"/>
    </style:style>
    <style:style style:name="P83" style:family="paragraph" style:parent-style-name="Text_20_body" style:list-style-name="L20">
      <style:text-properties officeooo:rsid="0030dfa6" officeooo:paragraph-rsid="0030dfa6"/>
    </style:style>
    <style:style style:name="P84" style:family="paragraph" style:parent-style-name="Text_20_body" style:list-style-name="L20">
      <style:text-properties officeooo:rsid="00313a5d" officeooo:paragraph-rsid="00313a5d"/>
    </style:style>
    <style:style style:name="P85" style:family="paragraph" style:parent-style-name="Text_20_body" style:list-style-name="L20">
      <style:text-properties officeooo:rsid="00332e3e" officeooo:paragraph-rsid="00332e3e"/>
    </style:style>
    <style:style style:name="P86" style:family="paragraph" style:parent-style-name="Text_20_body" style:list-style-name="L21">
      <style:text-properties officeooo:rsid="003fa54b" officeooo:paragraph-rsid="003fa54b"/>
    </style:style>
    <style:style style:name="P87" style:family="paragraph" style:parent-style-name="Text_20_body" style:list-style-name="L22">
      <style:text-properties officeooo:rsid="00405e24" officeooo:paragraph-rsid="00405e24"/>
    </style:style>
    <style:style style:name="P88" style:family="paragraph" style:parent-style-name="Text_20_body" style:list-style-name="L23">
      <style:text-properties officeooo:rsid="0040c3e7" officeooo:paragraph-rsid="0040c3e7"/>
    </style:style>
    <style:style style:name="P89" style:family="paragraph" style:parent-style-name="Text_20_body" style:list-style-name="L24">
      <style:text-properties officeooo:paragraph-rsid="00585419"/>
    </style:style>
    <style:style style:name="P90" style:family="paragraph" style:parent-style-name="Text_20_body" style:list-style-name="L24">
      <style:text-properties officeooo:rsid="00585419" officeooo:paragraph-rsid="00585419"/>
    </style:style>
    <style:style style:name="P91" style:family="paragraph" style:parent-style-name="Text_20_body" style:list-style-name="L25">
      <style:text-properties officeooo:rsid="005bd9de" officeooo:paragraph-rsid="005bd9de"/>
    </style:style>
    <style:style style:name="P92" style:family="paragraph" style:parent-style-name="Text_20_body" style:list-style-name="L26">
      <style:text-properties officeooo:rsid="005d0bdd" officeooo:paragraph-rsid="005d0bdd"/>
    </style:style>
    <style:style style:name="P93" style:family="paragraph" style:parent-style-name="Text_20_body" style:list-style-name="L26">
      <style:text-properties officeooo:rsid="005d251f" officeooo:paragraph-rsid="005d251f"/>
    </style:style>
    <style:style style:name="P94" style:family="paragraph" style:parent-style-name="Text_20_body" style:list-style-name="L27">
      <style:text-properties officeooo:rsid="005d4c36" officeooo:paragraph-rsid="005d4c36"/>
    </style:style>
    <style:style style:name="P95" style:family="paragraph" style:parent-style-name="Text_20_body" style:list-style-name="L27">
      <style:text-properties officeooo:rsid="00678758" officeooo:paragraph-rsid="00678758"/>
    </style:style>
    <style:style style:name="P96" style:family="paragraph" style:parent-style-name="Text_20_body" style:list-style-name="L28">
      <style:text-properties officeooo:rsid="005eed7f" officeooo:paragraph-rsid="005eed7f"/>
    </style:style>
    <style:style style:name="P97" style:family="paragraph" style:parent-style-name="Text_20_body" style:list-style-name="L29">
      <style:text-properties officeooo:rsid="0060cf6c" officeooo:paragraph-rsid="0060cf6c"/>
    </style:style>
    <style:style style:name="P98" style:family="paragraph" style:parent-style-name="Text_20_body" style:list-style-name="L3">
      <style:text-properties officeooo:rsid="00788fee" officeooo:paragraph-rsid="00788fee"/>
    </style:style>
    <style:style style:name="P99" style:family="paragraph" style:parent-style-name="Text_20_body" style:list-style-name="L4">
      <style:text-properties officeooo:rsid="0078f3c6" officeooo:paragraph-rsid="0079f870"/>
    </style:style>
    <style:style style:name="P100" style:family="paragraph" style:parent-style-name="Text_20_body" style:list-style-name="L9">
      <style:text-properties officeooo:rsid="007c6653" officeooo:paragraph-rsid="007c6653"/>
    </style:style>
    <style:style style:name="P101" style:family="paragraph" style:parent-style-name="Text_20_body">
      <style:text-properties officeooo:rsid="007e04fd" officeooo:paragraph-rsid="007e04fd"/>
    </style:style>
    <style:style style:name="P102" style:family="paragraph" style:parent-style-name="Text_20_body">
      <style:text-properties officeooo:paragraph-rsid="007e04fd"/>
    </style:style>
    <style:style style:name="P103" style:family="paragraph" style:parent-style-name="Text_20_body" style:list-style-name="L30">
      <style:text-properties officeooo:rsid="007fa4b2" officeooo:paragraph-rsid="007fa4b2"/>
    </style:style>
    <style:style style:name="P104" style:family="paragraph" style:parent-style-name="Text_20_body" style:list-style-name="L30">
      <style:text-properties officeooo:rsid="008396e0" officeooo:paragraph-rsid="008396e0"/>
    </style:style>
    <style:style style:name="P105" style:family="paragraph" style:parent-style-name="Text_20_body">
      <style:text-properties officeooo:rsid="0084fe90" officeooo:paragraph-rsid="0084fe90"/>
    </style:style>
    <style:style style:name="P106" style:family="paragraph" style:parent-style-name="Text_20_body" style:list-style-name="L32">
      <style:text-properties officeooo:rsid="0084fe90" officeooo:paragraph-rsid="0084fe90"/>
    </style:style>
    <style:style style:name="P107" style:family="paragraph" style:parent-style-name="Text_20_body" style:list-style-name="L33">
      <style:text-properties officeooo:rsid="0084fe90" officeooo:paragraph-rsid="0084fe90"/>
    </style:style>
    <style:style style:name="P108" style:family="paragraph" style:parent-style-name="Text_20_body" style:list-style-name="L32">
      <style:text-properties officeooo:rsid="008838ba" officeooo:paragraph-rsid="008838ba"/>
    </style:style>
    <style:style style:name="T1" style:family="text">
      <style:text-properties officeooo:rsid="000a531e"/>
    </style:style>
    <style:style style:name="T2" style:family="text">
      <style:text-properties officeooo:rsid="000d8903"/>
    </style:style>
    <style:style style:name="T3" style:family="text">
      <style:text-properties officeooo:rsid="000fcee4"/>
    </style:style>
    <style:style style:name="T4" style:family="text">
      <style:text-properties officeooo:rsid="001143d8"/>
    </style:style>
    <style:style style:name="T5" style:family="text">
      <style:text-properties officeooo:rsid="001497e5"/>
    </style:style>
    <style:style style:name="T6" style:family="text">
      <style:text-properties officeooo:rsid="0016c9e7"/>
    </style:style>
    <style:style style:name="T7" style:family="text">
      <style:text-properties officeooo:rsid="00172fec"/>
    </style:style>
    <style:style style:name="T8" style:family="text">
      <style:text-properties officeooo:rsid="001a875a"/>
    </style:style>
    <style:style style:name="T9" style:family="text">
      <style:text-properties officeooo:rsid="001c71a5"/>
    </style:style>
    <style:style style:name="T10" style:family="text">
      <style:text-properties officeooo:rsid="001fe7d5"/>
    </style:style>
    <style:style style:name="T11" style:family="text">
      <style:text-properties officeooo:rsid="00216ddf"/>
    </style:style>
    <style:style style:name="T12" style:family="text">
      <style:text-properties officeooo:rsid="00225e87"/>
    </style:style>
    <style:style style:name="T13" style:family="text">
      <style:text-properties officeooo:rsid="00232027"/>
    </style:style>
    <style:style style:name="T14" style:family="text">
      <style:text-properties officeooo:rsid="00257bff"/>
    </style:style>
    <style:style style:name="T15" style:family="text">
      <style:text-properties officeooo:rsid="0025ebdc"/>
    </style:style>
    <style:style style:name="T16" style:family="text">
      <style:text-properties officeooo:rsid="00352775"/>
    </style:style>
    <style:style style:name="T17" style:family="text">
      <style:text-properties officeooo:rsid="003dd28a"/>
    </style:style>
    <style:style style:name="T18" style:family="text">
      <style:text-properties officeooo:rsid="0043fb52"/>
    </style:style>
    <style:style style:name="T19" style:family="text">
      <style:text-properties officeooo:rsid="0045221f"/>
    </style:style>
    <style:style style:name="T20" style:family="text">
      <style:text-properties officeooo:rsid="004597fa"/>
    </style:style>
    <style:style style:name="T21" style:family="text">
      <style:text-properties officeooo:rsid="0046ea2c"/>
    </style:style>
    <style:style style:name="T22" style:family="text">
      <style:text-properties officeooo:rsid="00482803"/>
    </style:style>
    <style:style style:name="T23" style:family="text">
      <style:text-properties officeooo:rsid="004a0f5e"/>
    </style:style>
    <style:style style:name="T24" style:family="text">
      <style:text-properties officeooo:rsid="005107e7"/>
    </style:style>
    <style:style style:name="T25" style:family="text">
      <style:text-properties officeooo:rsid="005296cf"/>
    </style:style>
    <style:style style:name="T26" style:family="text">
      <style:text-properties officeooo:rsid="00548769"/>
    </style:style>
    <style:style style:name="T27" style:family="text">
      <style:text-properties officeooo:rsid="00585419"/>
    </style:style>
    <style:style style:name="T28" style:family="text">
      <style:text-properties officeooo:rsid="0058ef3f"/>
    </style:style>
    <style:style style:name="T29" style:family="text">
      <style:text-properties officeooo:rsid="005bad1e"/>
    </style:style>
    <style:style style:name="T30" style:family="text">
      <style:text-properties officeooo:rsid="005dce60"/>
    </style:style>
    <style:style style:name="T31" style:family="text">
      <style:text-properties officeooo:rsid="00649099"/>
    </style:style>
    <style:style style:name="T32" style:family="text">
      <style:text-properties officeooo:rsid="0064b236"/>
    </style:style>
    <style:style style:name="T33" style:family="text">
      <style:text-properties officeooo:rsid="0064f0bd"/>
    </style:style>
    <style:style style:name="T34" style:family="text">
      <style:text-properties officeooo:rsid="0066774d"/>
    </style:style>
    <style:style style:name="T35" style:family="text">
      <style:text-properties officeooo:rsid="0068c9df"/>
    </style:style>
    <style:style style:name="T36" style:family="text">
      <style:text-properties officeooo:rsid="006dd7e4"/>
    </style:style>
    <style:style style:name="T37" style:family="text">
      <style:text-properties officeooo:rsid="006f1afc"/>
    </style:style>
    <style:style style:name="T38" style:family="text">
      <style:text-properties officeooo:rsid="006f8186"/>
    </style:style>
    <style:style style:name="T39" style:family="text">
      <style:text-properties officeooo:rsid="00703633"/>
    </style:style>
    <style:style style:name="T40" style:family="text">
      <style:text-properties officeooo:rsid="00733acf"/>
    </style:style>
    <style:style style:name="T41" style:family="text">
      <style:text-properties officeooo:rsid="0074ae9c"/>
    </style:style>
    <style:style style:name="T42" style:family="text">
      <style:text-properties officeooo:rsid="00752c6e"/>
    </style:style>
    <style:style style:name="T43" style:family="text">
      <style:text-properties officeooo:rsid="00770e0b"/>
    </style:style>
    <style:style style:name="T44" style:family="text">
      <style:text-properties officeooo:rsid="007e04fd"/>
    </style:style>
    <style:style style:name="T45" style:family="text">
      <style:text-properties officeooo:rsid="007fa42c"/>
    </style:style>
    <style:style style:name="T46" style:family="text">
      <style:text-properties officeooo:rsid="0081020d"/>
    </style:style>
    <style:style style:name="T47" style:family="text">
      <style:text-properties officeooo:rsid="00823a49"/>
    </style:style>
    <style:style style:name="T48" style:family="text">
      <style:text-properties officeooo:rsid="00830398"/>
    </style:style>
    <style:style style:name="T49" style:family="text">
      <style:text-properties officeooo:rsid="008503c9"/>
    </style:style>
    <style:style style:name="T50" style:family="text">
      <style:text-properties officeooo:rsid="008723d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brary Todo/Plans</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Table of Contents</text:p>
          </text:index-title>
          <text:p text:style-name="P16"><text:a xlink:type="simple" xlink:href="#__RefHeading___Toc106_1925812662" text:style-name="Index_20_Link" text:visited-style-name="Index_20_Link">1 – Terminal<text:tab/>3</text:a></text:p>
          <text:p text:style-name="P17"><text:a xlink:type="simple" xlink:href="#__RefHeading___Toc146_1925812662" text:style-name="Index_20_Link" text:visited-style-name="Index_20_Link">1.1 – Terminal Table<text:tab/>3</text:a></text:p>
          <text:p text:style-name="P17"><text:a xlink:type="simple" xlink:href="#__RefHeading___Toc108_1925812662" text:style-name="Index_20_Link" text:visited-style-name="Index_20_Link">1.1 – Utility Functions<text:tab/>3</text:a></text:p>
          <text:p text:style-name="P17"><text:a xlink:type="simple" xlink:href="#__RefHeading___Toc110_1925812662" text:style-name="Index_20_Link" text:visited-style-name="Index_20_Link">1.2 – Output<text:tab/>3</text:a></text:p>
          <text:p text:style-name="P17"><text:a xlink:type="simple" xlink:href="#__RefHeading___Toc112_1925812662" text:style-name="Index_20_Link" text:visited-style-name="Index_20_Link">1.3 – Input<text:tab/>3</text:a></text:p>
          <text:p text:style-name="P16"><text:a xlink:type="simple" xlink:href="#__RefHeading___Toc114_1925812662" text:style-name="Index_20_Link" text:visited-style-name="Index_20_Link">2 – IO<text:tab/>4</text:a></text:p>
          <text:p text:style-name="P17"><text:a xlink:type="simple" xlink:href="#__RefHeading___Toc130_1925812662" text:style-name="Index_20_Link" text:visited-style-name="Index_20_Link">2.1 – Metadata<text:tab/>4</text:a></text:p>
          <text:p text:style-name="P17"><text:a xlink:type="simple" xlink:href="#__RefHeading___Toc116_1925812662" text:style-name="Index_20_Link" text:visited-style-name="Index_20_Link">2.2 – Files<text:tab/>4</text:a></text:p>
          <text:p text:style-name="P17"><text:a xlink:type="simple" xlink:href="#__RefHeading___Toc118_1925812662" text:style-name="Index_20_Link" text:visited-style-name="Index_20_Link">2.3 – Folder data<text:tab/>5</text:a></text:p>
          <text:p text:style-name="P17"><text:a xlink:type="simple" xlink:href="#__RefHeading___Toc120_1925812662" text:style-name="Index_20_Link" text:visited-style-name="Index_20_Link">2.4 – Permissions<text:tab/>5</text:a></text:p>
          <text:p text:style-name="P16"><text:a xlink:type="simple" xlink:href="#__RefHeading___Toc122_1925812662" text:style-name="Index_20_Link" text:visited-style-name="Index_20_Link">3 – Ex<text:tab/>5</text:a></text:p>
          <text:p text:style-name="P16"><text:a xlink:type="simple" xlink:href="#__RefHeading___Toc124_1925812662" text:style-name="Index_20_Link" text:visited-style-name="Index_20_Link">4 – Usr<text:tab/>5</text:a></text:p>
          <text:p text:style-name="P17"><text:a xlink:type="simple" xlink:href="#__RefHeading___Toc136_1925812662" text:style-name="Index_20_Link" text:visited-style-name="Index_20_Link">4.1 – Metadata<text:tab/>5</text:a></text:p>
          <text:p text:style-name="P17"><text:a xlink:type="simple" xlink:href="#__RefHeading___Toc138_1925812662" text:style-name="Index_20_Link" text:visited-style-name="Index_20_Link">4.2 – User Table<text:tab/>6</text:a></text:p>
          <text:p text:style-name="P17"><text:a xlink:type="simple" xlink:href="#__RefHeading___Toc140_1925812662" text:style-name="Index_20_Link" text:visited-style-name="Index_20_Link">4.3 – Group Table<text:tab/>6</text:a></text:p>
          <text:p text:style-name="P16"><text:a xlink:type="simple" xlink:href="#__RefHeading___Toc132_1925812662" text:style-name="Index_20_Link" text:visited-style-name="Index_20_Link">5 – Err<text:tab/>7</text:a></text:p>
          <text:p text:style-name="P17"><text:a xlink:type="simple" xlink:href="#__RefHeading___Toc134_1925812662" text:style-name="Index_20_Link" text:visited-style-name="Index_20_Link">5.1 – Error Table<text:tab/>7</text:a></text:p>
          <text:p text:style-name="P16"><text:a xlink:type="simple" xlink:href="#__RefHeading___Toc142_1925812662" text:style-name="Index_20_Link" text:visited-style-name="Index_20_Link">6 – Log<text:tab/>7</text:a></text:p>
          <text:p text:style-name="P17"><text:a xlink:type="simple" xlink:href="#__RefHeading___Toc144_1925812662" text:style-name="Index_20_Link" text:visited-style-name="Index_20_Link">6.1 – Basic Logging<text:tab/>7</text:a></text:p>
          <text:p text:style-name="P16"><text:a xlink:type="simple" xlink:href="#__RefHeading___Toc148_1925812662" text:style-name="Index_20_Link" text:visited-style-name="Index_20_Link">7 – Process<text:tab/>7</text:a></text:p>
          <text:p text:style-name="P17"><text:a xlink:type="simple" xlink:href="#__RefHeading___Toc150_1925812662" text:style-name="Index_20_Link" text:visited-style-name="Index_20_Link">7.1 – Process Table<text:tab/>7</text:a></text:p>
          <text:p text:style-name="P17"><text:a xlink:type="simple" xlink:href="#__RefHeading___Toc152_1925812662" text:style-name="Index_20_Link" text:visited-style-name="Index_20_Link">7.2 – Globals<text:tab/>7</text:a></text:p>
          <text:p text:style-name="P17"><text:a xlink:type="simple" xlink:href="#__RefHeading___Toc154_1925812662" text:style-name="Index_20_Link" text:visited-style-name="Index_20_Link">7.3 – Forking a Process<text:tab/>8</text:a></text:p>
          <text:p text:style-name="P17"><text:a xlink:type="simple" xlink:href="#__RefHeading___Toc156_1925812662" text:style-name="Index_20_Link" text:visited-style-name="Index_20_Link">7.4 – Execution<text:tab/>8</text:a></text:p>
          <text:p text:style-name="P17"><text:a xlink:type="simple" xlink:href="#__RefHeading___Toc158_1925812662" text:style-name="Index_20_Link" text:visited-style-name="Index_20_Link">7.5 – Stopping a Process<text:tab/>8</text:a></text:p>
          <text:p text:style-name="P17"><text:a xlink:type="simple" xlink:href="#__RefHeading___Toc715_3803274755" text:style-name="Index_20_Link" text:visited-style-name="Index_20_Link">7.6 – Metadata<text:tab/>8</text:a></text:p>
          <text:p text:style-name="P16"><text:a xlink:type="simple" xlink:href="#__RefHeading___Toc717_3803274755" text:style-name="Index_20_Link" text:visited-style-name="Index_20_Link">8 – Globals<text:tab/>8</text:a></text:p>
          <text:p text:style-name="P17"><text:a xlink:type="simple" xlink:href="#__RefHeading___Toc721_3803274755" text:style-name="Index_20_Link" text:visited-style-name="Index_20_Link">8.1 – Globals Table<text:tab/>8</text:a></text:p>
          <text:p text:style-name="P17"><text:a xlink:type="simple" xlink:href="#__RefHeading___Toc723_3803274755" text:style-name="Index_20_Link" text:visited-style-name="Index_20_Link">8.2 – Kernel Table<text:tab/>8</text:a></text:p>
          <text:p text:style-name="P16"><text:a xlink:type="simple" xlink:href="#__RefHeading___Toc719_3803274755" text:style-name="Index_20_Link" text:visited-style-name="Index_20_Link">9 – Events<text:tab/>8</text:a></text:p>
          <text:p text:style-name="P17"><text:a xlink:type="simple" xlink:href="#__RefHeading___Toc725_3803274755" text:style-name="Index_20_Link" text:visited-style-name="Index_20_Link">9.1 – Metadata<text:tab/>8</text:a></text:p>
          <text:p text:style-name="P17"><text:a xlink:type="simple" xlink:href="#__RefHeading___Toc727_3803274755" text:style-name="Index_20_Link" text:visited-style-name="Index_20_Link">9.2 – Event Table<text:tab/>9</text:a></text:p>
        </text:index-body>
      </text:table-of-content>
      <text:p text:style-name="P1"/>
      <text:h text:style-name="P19" text:outline-level="1"><text:bookmark-start text:name="__RefHeading___Toc106_1925812662"/>1 – Terminal<text:bookmark-end text:name="__RefHeading___Toc106_1925812662"/></text:h>
      <text:p text:style-name="P13">The standard ‘print’ function will be treated specially and simply go to the current terminal</text:p>
      <text:h text:style-name="P25" text:outline-level="2"><text:bookmark-start text:name="__RefHeading___Toc146_1925812662"/>1.1 – Terminal Table<text:bookmark-end text:name="__RefHeading___Toc146_1925812662"/></text:h>
      <text:p text:style-name="P4">Fields -</text:p>
      <text:list xml:id="list4270169903" text:style-name="L1">
        <text:list-item>
          <text:p text:style-name="P40">[<text:span text:style-name="T18">boolean</text:span>] “<text:span text:style-name="T18">is_null</text:span>”: <text:span text:style-name="T18">Set to true if this object is not initialized</text:span></text:p>
        </text:list-item>
        <text:list-item>
          <text:p text:style-name="P41">[int] “id”: The id number of this terminal</text:p>
        </text:list-item>
        <text:list-item>
          <text:p text:style-name="P42">[string] “object_type”: This will tell the user what kind of table they’re working with</text:p>
        </text:list-item>
      </text:list>
      <text:p text:style-name="P12">Functions – The following functions will be applied to terminal tables <text:span text:style-name="T21">unless marked otherwise</text:span></text:p>
      <text:h text:style-name="P26" text:outline-level="2"><text:bookmark-start text:name="__RefHeading___Toc108_1925812662"/>1.1 – Utility Functions<text:bookmark-end text:name="__RefHeading___Toc108_1925812662"/></text:h>
      <text:list xml:id="list1778438876" text:style-name="L2">
        <text:list-item>
          <text:p text:style-name="P48">table new_terminal() - Makes a new terminal and returns a table representing it. <text:span text:style-name="T25">This is a library function</text:span></text:p>
        </text:list-item>
      </text:list>
      <text:list xml:id="list3918954125" text:style-name="L3">
        <text:list-item>
          <text:p text:style-name="P49"><text:span text:style-name="T19">table</text:span> get_curr_terminal() - Gets the currently used terminal and returns <text:span text:style-name="T22">the terminal table for it</text:span>. <text:span text:style-name="T22">This is a library function</text:span></text:p>
        </text:list-item>
        <text:list-item>
          <text:p text:style-name="P50"><text:span text:style-name="T1">s</text:span>tring set_color(<text:span text:style-name="T1">s</text:span>tring text, <text:span text:style-name="T1">s</text:span>tring color) – Formats a given string to a given color. Color value must be in hex format. <text:span text:style-name="T23">This is a library function</text:span></text:p>
        </text:list-item>
        <text:list-item>
          <text:p text:style-name="P51">boolean is_ready() – <text:span text:style-name="T20">Returns value representing whether or not this terminal is ready to be printed to</text:span></text:p>
        </text:list-item>
        <text:list-item>
          <text:p text:style-name="P98">string get_title() - Gets the current title of the window</text:p>
        </text:list-item>
        <text:list-item>
          <text:p text:style-name="P98">void set_title(string title) – Changes the title of the terminal window</text:p>
        </text:list-item>
      </text:list>
      <text:h text:style-name="P26" text:outline-level="2"><text:bookmark-start text:name="__RefHeading___Toc110_1925812662"/>1.2 – Output<text:bookmark-end text:name="__RefHeading___Toc110_1925812662"/></text:h>
      <text:list xml:id="list2859942316" text:style-name="L4">
        <text:list-item>
          <text:p text:style-name="P52">void println(string text) – Prints a line of text to the console</text:p>
        </text:list-item>
        <text:list-item>
          <text:p text:style-name="P53">void print(string text) – Prints text without a newline</text:p>
        </text:list-item>
        <text:list-item>
          <text:p text:style-name="P53">void error(string text) – Throws an error with the given text</text:p>
        </text:list-item>
        <text:list-item>
          <text:p text:style-name="P99">void set_output() - Sets this terminal to the primary output (directs #print and other such output functions to this)</text:p>
        </text:list-item>
      </text:list>
      <text:h text:style-name="P26" text:outline-level="2"><text:bookmark-start text:name="__RefHeading___Toc112_1925812662"/>1.3 – Input<text:bookmark-end text:name="__RefHeading___Toc112_1925812662"/></text:h>
      <text:list xml:id="list3439053339" text:style-name="L5">
        <text:list-item>
          <text:p text:style-name="P54">string get_<text:span text:style-name="T26">buffer</text:span>_text() - Gets the text currently pending in the input buffer</text:p>
        </text:list-item>
        <text:list-item>
          <text:p text:style-name="P55">table set_<text:span text:style-name="T26">buffer</text:span>_text(string text) – <text:span text:style-name="T24">Sets the text in the input buffer. Returns an error table</text:span></text:p>
        </text:list-item>
        <text:list-item>
          <text:p text:style-name="P56"><text:soft-page-break/>table set_prefix(string text) – Sets the prefix that appears before the input buffer. Returns an error table</text:p>
        </text:list-item>
      </text:list>
      <text:h text:style-name="P20" text:outline-level="1"><text:bookmark-start text:name="__RefHeading___Toc114_1925812662"/>2 – IO<text:bookmark-end text:name="__RefHeading___Toc114_1925812662"/></text:h>
      <text:p text:style-name="P3"><text:span text:style-name="T8">Filesystem object </text:span><text:span text:style-name="T9">data</text:span><text:span text:style-name="T8"> table format - </text:span></text:p>
      <text:p text:style-name="P9">Fields -</text:p>
      <text:list xml:id="list32295971" text:style-name="L6">
        <text:list-item>
          <text:p text:style-name="P57"><text:span text:style-name="T8">[boolean] </text:span>“<text:span text:style-name="T8">is_null</text:span>”: <text:span text:style-name="T8">Whether or not the table contains data for a valid object</text:span></text:p>
        </text:list-item>
        <text:list-item>
          <text:p text:style-name="P58">[boolean] “is_directory”: This field is set to true of the represented object is a directory</text:p>
        </text:list-item>
        <text:list-item>
          <text:p text:style-name="P43">[string] “object_type”: This will tell the user what kind of table they’re working with</text:p>
        </text:list-item>
      </text:list>
      <text:p text:style-name="P9">Functions -</text:p>
      <text:list xml:id="list628211874" text:style-name="L7">
        <text:list-item>
          <text:p text:style-name="P60">string get_path() - Returns a string representing the path of this object</text:p>
        </text:list-item>
      </text:list>
      <text:h text:style-name="P27" text:outline-level="2"><text:bookmark-start text:name="__RefHeading___Toc130_1925812662"/>2.1 – Metadata<text:bookmark-end text:name="__RefHeading___Toc130_1925812662"/></text:h>
      <text:list xml:id="list3161518657" text:style-name="L8">
        <text:list-item>
          <text:p text:style-name="P61"><text:span text:style-name="T7">table</text:span> move(string old_path, string new_path) – Moves a folder or file at the old path to the new path provided. Can also be used to rename filesystem objects, returns error <text:span text:style-name="T6">table</text:span></text:p>
        </text:list-item>
        <text:list-item>
          <text:p text:style-name="P59">table get(string path) – Gets an object from the filesystem and returns is as a table. See documentation for further details</text:p>
        </text:list-item>
        <text:list-item>
          <text:p text:style-name="P62">table get_working_dir() - Gets the current working directory of the system</text:p>
        </text:list-item>
        <text:list-item>
          <text:p text:style-name="P62">table set_working_dir(string path) – Sets the current working dir to the folder at the path given. Returns an error table</text:p>
        </text:list-item>
        <text:list-item>
          <text:p text:style-name="P63">table make_file(string path) – Creates a file object at the given path and returns it in a file table</text:p>
        </text:list-item>
        <text:list-item>
          <text:p text:style-name="P63">table make_folder(string path) – Creates a folder object at the given path and returns it in a table</text:p>
        </text:list-item>
        <text:list-item>
          <text:p text:style-name="P64">table get_working_dir() - Gets the current working directory, returns as a filesystem object table</text:p>
        </text:list-item>
      </text:list>
      <text:h text:style-name="P28" text:outline-level="2"><text:bookmark-start text:name="__RefHeading___Toc116_1925812662"/>2.<text:span text:style-name="T5">2</text:span> – File<text:span text:style-name="T11">s</text:span><text:bookmark-end text:name="__RefHeading___Toc116_1925812662"/></text:h>
      <text:p text:style-name="P3"><text:tab/><text:span text:style-name="T10">Note: For this and following sections functions will apply to the filesystem object table and not the IO library.</text:span></text:p>
      <text:list xml:id="list3855252962" text:style-name="L9">
        <text:list-item>
          <text:p text:style-name="P65">table get_contents() - <text:span text:style-name="T11">Gets</text:span> the contents of a file object and returns them in a table, every entry represents a line. <text:span text:style-name="T11">to_string() method on the given table will convert it to plaintext</text:span></text:p>
        </text:list-item>
        <text:list-item>
          <text:p text:style-name="P66">void set_contents(table con) – Sets the contents of the file object to that of the given table. Every entry represents a line</text:p>
        </text:list-item>
        <text:list-item>
          <text:p text:style-name="P66">table execute(table args) – <text:span text:style-name="T12">If the file is a viable script and it has the permissions to be executed it will be run. The args table can optionally be passed if you want to pass data to the script, and the return value is also optional return data from the script.</text:span></text:p>
        </text:list-item>
        <text:list-item>
          <text:p text:style-name="P100"><text:soft-page-break/>void set_output() - Sets this file to the primary output. Directs output like #print to this file</text:p>
        </text:list-item>
      </text:list>
      <text:h text:style-name="P29" text:outline-level="2"><text:bookmark-start text:name="__RefHeading___Toc118_1925812662"/><text:span text:style-name="T2">2.</text:span><text:span text:style-name="T5">3</text:span><text:span text:style-name="T2"> – Folder data</text:span><text:bookmark-end text:name="__RefHeading___Toc118_1925812662"/></text:h>
      <text:list xml:id="list824814404" text:style-name="L10">
        <text:list-item>
          <text:p text:style-name="P67">table get_children() - Returns a table containing filesystem objects representing the children of the folder</text:p>
        </text:list-item>
        <text:list-item>
          <text:p text:style-name="P67"><text:span text:style-name="T15">table</text:span> remove_child(string child) – Removes a child from a given folder. <text:span text:style-name="T14">Returns </text:span><text:span text:style-name="T15">an error table</text:span></text:p>
        </text:list-item>
        <text:list-item>
          <text:p text:style-name="P68">table add_child(table child) – Adds a child to the folder. Returns an error table and must be given a filesystem object table</text:p>
        </text:list-item>
      </text:list>
      <text:h text:style-name="P28" text:outline-level="2"><text:bookmark-start text:name="__RefHeading___Toc120_1925812662"/>2.<text:span text:style-name="T5">4</text:span> – Permissions <text:bookmark-end text:name="__RefHeading___Toc120_1925812662"/></text:h>
      <text:list xml:id="list4127414854" text:style-name="L11">
        <text:list-item>
          <text:p text:style-name="P69">void set_perms(string perms) – Sets permissions of the filesystem object based on the string provided. The string should be formatted like “-rw-r—r-”, it’s exactly the same as linux file permissions if you need help google the format of that. If you’re on a linux machine, type “ls -l” into a terminal and look at the results.</text:p>
        </text:list-item>
        <text:list-item>
          <text:p text:style-name="P69">table get_perms() - Gets permissions and returns them as a table object. This table contains a string representing the permissions as well as keyed boolean values (i.e. “owner_read” or “other_write”)</text:p>
        </text:list-item>
      </text:list>
      <text:h text:style-name="P20" text:outline-level="1"><text:bookmark-start text:name="__RefHeading___Toc122_1925812662"/>3 – Ex<text:bookmark-end text:name="__RefHeading___Toc122_1925812662"/></text:h>
      <text:p text:style-name="P3"><text:tab/><text:span text:style-name="T4">This is a separate library because I want to be able to separate execution perms from other stuff, </text:span><text:span text:style-name="T36">the stuff in io is a lot more useful</text:span></text:p>
      <text:list xml:id="list2993591557" text:style-name="L12">
        <text:list-item>
          <text:p text:style-name="P70"><text:span text:style-name="T13">table</text:span> execute(string path) – <text:span text:style-name="T3">Executes a file at the provided path, </text:span><text:span text:style-name="T38">returns an error table. Error table may have error from </text:span><text:span text:style-name="T39">script execution</text:span></text:p>
        </text:list-item>
        <text:list-item>
          <text:p text:style-name="P71">table execute_<text:span text:style-name="T37">args</text:span>(string path, table args) – Executes a file at the provided path with the provided data passed. The return value is a table of data which is optionally returned.</text:p>
        </text:list-item>
      </text:list>
      <text:h text:style-name="P20" text:outline-level="1"><text:bookmark-start text:name="__RefHeading___Toc124_1925812662"/>4 – Usr<text:bookmark-end text:name="__RefHeading___Toc124_1925812662"/></text:h>
      <text:h text:style-name="P30" text:outline-level="2"><text:bookmark-start text:name="__RefHeading___Toc136_1925812662"/>4.1 – Metadata <text:bookmark-end text:name="__RefHeading___Toc136_1925812662"/></text:h>
      <text:list xml:id="list3960597739" text:style-name="L13">
        <text:list-item>
          <text:p text:style-name="P72">table get_user(string name) – Returns a user table representing the user with the name matching the given parameter</text:p>
        </text:list-item>
        <text:list-item>
          <text:p text:style-name="P72">table get_group(string name) – Returns a group table representing the group with the name matching the given parameter</text:p>
        </text:list-item>
        <text:list-item>
          <text:p text:style-name="P73">table create_user(string name) – Creates a user and returns it in a user table</text:p>
        </text:list-item>
        <text:list-item>
          <text:p text:style-name="P73">table create_group(string name) – Creates a group and returns it in a group table</text:p>
        </text:list-item>
      </text:list>
      <text:h text:style-name="P30" text:outline-level="2"><text:bookmark-start text:name="__RefHeading___Toc138_1925812662"/><text:soft-page-break/>4.2 – User Table<text:bookmark-end text:name="__RefHeading___Toc138_1925812662"/></text:h>
      <text:p text:style-name="P6">Fields -</text:p>
      <text:list xml:id="list1990554953" text:style-name="L14">
        <text:list-item>
          <text:p text:style-name="P74">[boolean] “is_null”: Whether or not this field is valid</text:p>
        </text:list-item>
      </text:list>
      <text:list xml:id="list2039002646" text:style-name="L15">
        <text:list-item>
          <text:p text:style-name="P76">[string] “name”: Name of the user represented</text:p>
        </text:list-item>
        <text:list-item>
          <text:p text:style-name="P44">[string] “object_type”: This will tell the user what kind of table they’re working with</text:p>
        </text:list-item>
      </text:list>
      <text:p text:style-name="P15">Functions -</text:p>
      <text:list xml:id="list195473294" text:style-name="L16">
        <text:list-item>
          <text:p text:style-name="P77">table update() - Returns an updated user table <text:span text:style-name="T40">(useful if data is desynced)</text:span></text:p>
        </text:list-item>
      </text:list>
      <text:list xml:id="list2316917342" text:style-name="L17">
        <text:list-item>
          <text:p text:style-name="P75">table set_name(string name) – Sets this user to a new name as specified by the argument. Returns a <text:span text:style-name="T41">reference to the new table since the interface doesn’t let me change the table object easily</text:span></text:p>
        </text:list-item>
        <text:list-item>
          <text:p text:style-name="P78">table get_groups() - Gets the groups this user is a member of. This is essentially an array of group tables</text:p>
        </text:list-item>
        <text:list-item>
          <text:p text:style-name="P78">table add_<text:span text:style-name="T43">to</text:span>_group(<text:span text:style-name="T42">string name</text:span>) - Joins this user to a group. Returns an error table</text:p>
        </text:list-item>
        <text:list-item>
          <text:p text:style-name="P78">table remove_group() - Removes this user from a group. Returns an error table.</text:p>
        </text:list-item>
        <text:list-item>
          <text:p text:style-name="P78">table get_default_perms() - Returns the perms assigned to this users filesystem objects</text:p>
        </text:list-item>
        <text:list-item>
          <text:p text:style-name="P79">void set_default_perms(string perms) – Sets default perms to a string given</text:p>
        </text:list-item>
        <text:list-item>
          <text:p text:style-name="P80">string get_home_dir() - Returns a string representing the <text:span text:style-name="T17">path of the</text:span> home directory of this user</text:p>
        </text:list-item>
      </text:list>
      <text:h text:style-name="P30" text:outline-level="2"><text:bookmark-start text:name="__RefHeading___Toc140_1925812662"/>4.3 – Group Table<text:bookmark-end text:name="__RefHeading___Toc140_1925812662"/></text:h>
      <text:p text:style-name="P7">Fields -</text:p>
      <text:list xml:id="list2217039082" text:style-name="L18">
        <text:list-item>
          <text:p text:style-name="P81">[boolean] “is_null”: Whether or not this field is valid</text:p>
        </text:list-item>
        <text:list-item>
          <text:p text:style-name="P81">[string] “name”: Name of the user represented</text:p>
        </text:list-item>
        <text:list-item>
          <text:p text:style-name="P45">[string] “object_type”: This will tell the user what kind of table they’re working with</text:p>
        </text:list-item>
      </text:list>
      <text:p text:style-name="P8">Functions -</text:p>
      <text:list xml:id="list2680682135" text:style-name="L19">
        <text:list-item>
          <text:p text:style-name="P82">table set_name(string name) – Sets the name of this group to the given argument. Returns an error table</text:p>
        </text:list-item>
      </text:list>
      <text:list xml:id="list3369213273" text:style-name="L20">
        <text:list-item>
          <text:p text:style-name="P83">table get_users() - Returns a table of the users that are a member of this group.</text:p>
        </text:list-item>
        <text:list-item>
          <text:p text:style-name="P84">table remove_user(string name) – Removes a user of the given name. Returns an error table.</text:p>
        </text:list-item>
        <text:list-item>
          <text:p text:style-name="P85">table add_user(table user) – Adds a user to this group <text:span text:style-name="T16">from a user table</text:span></text:p>
        </text:list-item>
      </text:list>
      <text:h text:style-name="P21" text:outline-level="1"><text:bookmark-start text:name="__RefHeading___Toc132_1925812662"/><text:soft-page-break/>5 – Err<text:bookmark-end text:name="__RefHeading___Toc132_1925812662"/></text:h>
      <text:h text:style-name="P31" text:outline-level="2"><text:bookmark-start text:name="__RefHeading___Toc134_1925812662"/>5.1 – Error Table<text:bookmark-end text:name="__RefHeading___Toc134_1925812662"/></text:h>
      <text:p text:style-name="P10">Fields -</text:p>
      <text:list xml:id="list4068631251" text:style-name="L21">
        <text:list-item>
          <text:p text:style-name="P86">[boolean] “error”: Field is set to true if an error was experienced</text:p>
        </text:list-item>
        <text:list-item>
          <text:p text:style-name="P86">[string] “message”: Field contains the error message the function returned</text:p>
        </text:list-item>
        <text:list-item>
          <text:p text:style-name="P46">[string] “object_type”: This will tell the user what kind of table they’re working with</text:p>
        </text:list-item>
      </text:list>
      <text:p text:style-name="P11">Functions -</text:p>
      <text:list xml:id="list1140295601" text:style-name="L22">
        <text:list-item>
          <text:p text:style-name="P87">void except() - Throws an exception with the given message and prints it to the terminal.</text:p>
        </text:list-item>
      </text:list>
      <text:h text:style-name="P22" text:outline-level="1"><text:bookmark-start text:name="__RefHeading___Toc142_1925812662"/>6 – Log<text:bookmark-end text:name="__RefHeading___Toc142_1925812662"/></text:h>
      <text:h text:style-name="P32" text:outline-level="2"><text:bookmark-start text:name="__RefHeading___Toc144_1925812662"/>6.1 – Basic Logging<text:bookmark-end text:name="__RefHeading___Toc144_1925812662"/></text:h>
      <text:list xml:id="list870299554" text:style-name="L23">
        <text:list-item>
          <text:p text:style-name="P88">log(string message) – Logs a message to the standard log file in the standard format</text:p>
        </text:list-item>
        <text:list-item>
          <text:p text:style-name="P88">log_err(table error_table) – Logs an error to the logfile using an error table</text:p>
        </text:list-item>
      </text:list>
      <text:h text:style-name="P23" text:outline-level="1"><text:bookmark-start text:name="__RefHeading___Toc148_1925812662"/>7 – Process<text:bookmark-end text:name="__RefHeading___Toc148_1925812662"/></text:h>
      <text:h text:style-name="P33" text:outline-level="2"><text:bookmark-start text:name="__RefHeading___Toc150_1925812662"/>7.1 – Process Table<text:bookmark-end text:name="__RefHeading___Toc150_1925812662"/></text:h>
      <text:p text:style-name="P5">Fields -</text:p>
      <text:list xml:id="list1919593206" text:style-name="L24">
        <text:list-item>
          <text:p text:style-name="P90">[boolean] “is_null”: Signals whether this object is instanced or not</text:p>
        </text:list-item>
        <text:list-item>
          <text:p text:style-name="P90">[int] “id”: Identifier for this object</text:p>
        </text:list-item>
        <text:list-item>
          <text:p text:style-name="P89"><text:span text:style-name="T27">[</text:span><text:span text:style-name="T28">string</text:span><text:span text:style-name="T27">] “</text:span><text:span text:style-name="T28">name</text:span><text:span text:style-name="T27">”: </text:span><text:span text:style-name="T28">Name of this process</text:span></text:p>
        </text:list-item>
        <text:list-item>
          <text:p text:style-name="P47">[string] “object_type”: This will tell the user what kind of table they’re working with</text:p>
        </text:list-item>
      </text:list>
      <text:h text:style-name="P33" text:outline-level="2"><text:bookmark-start text:name="__RefHeading___Toc152_1925812662"/>7.<text:span text:style-name="T29">2</text:span> – <text:span text:style-name="T27">Globals</text:span><text:bookmark-end text:name="__RefHeading___Toc152_1925812662"/></text:h>
      <text:list xml:id="list1502908406" text:style-name="L25">
        <text:list-item>
          <text:p text:style-name="P91">void add_globals(<text:span text:style-name="T31">string key, var</text:span>) – <text:span text:style-name="T31">The valua passed in var will be added to the globals under the key prov</text:span><text:span text:style-name="T34">i</text:span><text:span text:style-name="T31">ded</text:span></text:p>
        </text:list-item>
        <text:list-item>
          <text:p text:style-name="P91">void reset_globals() - Resets globals to default</text:p>
        </text:list-item>
        <text:list-item>
          <text:p text:style-name="P91">void reset_<text:span text:style-name="T32">globals</text:span>_when_complete(boolean reset) – Determines if the globals will be reset after execution of this file is complete</text:p>
        </text:list-item>
      </text:list>
      <text:h text:style-name="P34" text:outline-level="2"><text:bookmark-start text:name="__RefHeading___Toc154_1925812662"/><text:soft-page-break/>7.<text:span text:style-name="T29">3</text:span> – Forking a Process<text:bookmark-end text:name="__RefHeading___Toc154_1925812662"/></text:h>
      <text:list xml:id="list1332718510" text:style-name="L26">
        <text:list-item>
          <text:p text:style-name="P92">void pass_globals(boolean b) – Sets whether or not globals are passed to forked processes</text:p>
        </text:list-item>
        <text:list-item>
          <text:p text:style-name="P93">table fork(string name) – Forks and creates a new process with the name provided. Returns process as table</text:p>
        </text:list-item>
      </text:list>
      <text:h text:style-name="P34" text:outline-level="2"><text:bookmark-start text:name="__RefHeading___Toc156_1925812662"/>7.<text:span text:style-name="T29">4</text:span> – Execution<text:bookmark-end text:name="__RefHeading___Toc156_1925812662"/></text:h>
      <text:list xml:id="list623054994" text:style-name="L27">
        <text:list-item>
          <text:p text:style-name="P94">table set_file(string script_path) – Sets the file at the path to the base of the process. Does not execute this file, returns an error table. <text:span text:style-name="T33">This function only affects what is done on start</text:span></text:p>
        </text:list-item>
        <text:list-item>
          <text:p text:style-name="P94">table start() - Starts executing base file. <text:span text:style-name="T30">Returns error table</text:span></text:p>
        </text:list-item>
        <text:list-item>
          <text:p text:style-name="P95">table execute(string script_path) – <text:span text:style-name="T35">Executes a script at given path. Returns an error table</text:span></text:p>
        </text:list-item>
      </text:list>
      <text:h text:style-name="P35" text:outline-level="2"><text:bookmark-start text:name="__RefHeading___Toc158_1925812662"/>7.<text:span text:style-name="T29">5</text:span> – Stopping a Process<text:bookmark-end text:name="__RefHeading___Toc158_1925812662"/></text:h>
      <text:list xml:id="list836268600" text:style-name="L28">
        <text:list-item>
          <text:p text:style-name="P96">table stop() - Stops the process. Returns an error table</text:p>
        </text:list-item>
      </text:list>
      <text:h text:style-name="P36" text:outline-level="2"><text:bookmark-start text:name="__RefHeading___Toc715_3803274755"/>7.6 – Metadata<text:bookmark-end text:name="__RefHeading___Toc715_3803274755"/></text:h>
      <text:p text:style-name="P14">These are only executable with the library. Most processes don’t have access to these.</text:p>
      <text:list xml:id="list2087742366" text:style-name="L29">
        <text:list-item>
          <text:p text:style-name="P97">table get_processes() – Returns a table of the processes on the system</text:p>
        </text:list-item>
        <text:list-item>
          <text:p text:style-name="P97">table get_process(int id) – Gets the process of the given id and returns it as a table</text:p>
        </text:list-item>
      </text:list>
      <text:h text:style-name="P24" text:outline-level="1"><text:bookmark-start text:name="__RefHeading___Toc717_3803274755"/>8 – Globals<text:bookmark-end text:name="__RefHeading___Toc717_3803274755"/></text:h>
      <text:h text:style-name="P37" text:outline-level="2"><text:bookmark-start text:name="__RefHeading___Toc721_3803274755"/>8.1 – Globals Table<text:bookmark-end text:name="__RefHeading___Toc721_3803274755"/></text:h>
      <text:p text:style-name="P102"><text:span text:style-name="T44">The globals table will be visible and editable to all scripts. </text:span><text:span text:style-name="T45">It will be added under the variable ‘globals’.</text:span></text:p>
      <text:h text:style-name="P37" text:outline-level="2"><text:bookmark-start text:name="__RefHeading___Toc723_3803274755"/>8.2 – Kernel Table<text:bookmark-end text:name="__RefHeading___Toc723_3803274755"/></text:h>
      <text:p text:style-name="P101">This table is only visible to files with select perms.</text:p>
      <text:h text:style-name="P24" text:outline-level="1"><text:bookmark-start text:name="__RefHeading___Toc719_3803274755"/>9 – Events<text:bookmark-end text:name="__RefHeading___Toc719_3803274755"/></text:h>
      <text:h text:style-name="P38" text:outline-level="2"><text:bookmark-start text:name="__RefHeading___Toc725_3803274755"/>9.1 – Metadata<text:bookmark-end text:name="__RefHeading___Toc725_3803274755"/></text:h>
      <text:list xml:id="list1733856007" text:style-name="L30">
        <text:list-item>
          <text:p text:style-name="P103">table register_event(string name, string type) – <text:span text:style-name="T46">Registers an event so that it can be triggered and handled on this machine. </text:span><text:span text:style-name="T47">The name determines what script is used to handle this event and the type tells which folder present in evn to also search. </text:span><text:span text:style-name="T48">Returns </text:span><text:span text:style-name="T50">the event registered</text:span><text:span text:style-name="T48">.</text:span></text:p>
        </text:list-item>
        <text:list-item>
          <text:p text:style-name="P104">table get_events() - Returns a list of the events this machine is registered to receive</text:p>
        </text:list-item>
      </text:list>
      <text:h text:style-name="P39" text:outline-level="2"><text:bookmark-start text:name="__RefHeading___Toc727_3803274755"/><text:soft-page-break/>9.<text:span text:style-name="T49">2</text:span> – Event Table<text:bookmark-end text:name="__RefHeading___Toc727_3803274755"/></text:h>
      <text:p text:style-name="P105">Fields:</text:p>
      <text:list xml:id="list3554039965" text:style-name="L32">
        <text:list-item>
          <text:p text:style-name="P106">[boolean] “is_null”: Whether or not this is a blank table</text:p>
        </text:list-item>
        <text:list-item>
          <text:p text:style-name="P106">[string] “type”: The type of this object</text:p>
        </text:list-item>
        <text:list-item>
          <text:p text:style-name="P108">[string] “name”: Name of the event</text:p>
        </text:list-item>
        <text:list-item>
          <text:p text:style-name="P108">[string] “event_type”: Type of the event</text:p>
        </text:list-item>
      </text:list>
      <text:p text:style-name="P105">Functions:</text:p>
      <text:list xml:id="list1251024353" text:style-name="L33">
        <text:list-item>
          <text:p text:style-name="P107">void trigger(table data) – Triggers an event with the data provided passed to i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8T16:37:48.784920399</meta:creation-date>
    <meta:generator>LibreOffice/7.2.7.2$Linux_X86_64 LibreOffice_project/20$Build-2</meta:generator>
    <dc:date>2022-07-14T15:26:54.442766736</dc:date>
    <meta:editing-duration>P2DT37M48S</meta:editing-duration>
    <meta:editing-cycles>118</meta:editing-cycles>
    <meta:document-statistic meta:table-count="0" meta:image-count="0" meta:object-count="0" meta:page-count="9" meta:paragraph-count="174" meta:word-count="1834" meta:character-count="10564" meta:non-whitespace-character-count="8882"/>
  </office:meta>
</office:document-meta>
</file>